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00ce62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137fce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2046f2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214919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21f4f2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bold" officeooo:rsid="0137fce7" officeooo:paragraph-rsid="0137fce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4pt" style:text-underline-style="none" fo:font-weight="bold" officeooo:rsid="01fcbea2" officeooo:paragraph-rsid="01fcbea2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1211788" style:font-size-asian="22pt" style:font-weight-asian="bold" style:font-size-complex="22pt" style:font-weight-complex="bold"/>
    </style:style>
    <style:style style:name="P17" style:family="paragraph" style:parent-style-name="Standard" style:list-style-name="L2">
      <style:paragraph-properties fo:margin-top="0in" fo:margin-bottom="0in" style:contextual-spacing="false" fo:line-height="200%"/>
      <style:text-properties officeooo:paragraph-rsid="02046f27"/>
    </style:style>
    <style:style style:name="P18" style:family="paragraph" style:parent-style-name="Standard" style:list-style-name="L3">
      <style:paragraph-properties fo:margin-top="0in" fo:margin-bottom="0in" style:contextual-spacing="false" fo:line-height="200%"/>
      <style:text-properties officeooo:paragraph-rsid="0207bd23"/>
    </style:style>
    <style:style style:name="P19" style:family="paragraph" style:parent-style-name="Standard" style:list-style-name="L4">
      <style:paragraph-properties fo:margin-top="0in" fo:margin-bottom="0in" style:contextual-spacing="false" fo:line-height="200%"/>
      <style:text-properties officeooo:paragraph-rsid="020b79f6"/>
    </style:style>
    <style:style style:name="P20" style:family="paragraph" style:parent-style-name="Standard" style:list-style-name="L4">
      <style:paragraph-properties fo:margin-top="0in" fo:margin-bottom="0in" style:contextual-spacing="false" fo:line-height="200%"/>
      <style:text-properties officeooo:paragraph-rsid="020f5ab3"/>
    </style:style>
    <style:style style:name="P21" style:family="paragraph" style:parent-style-name="Standard" style:list-style-name="L4">
      <style:paragraph-properties fo:margin-top="0in" fo:margin-bottom="0in" style:contextual-spacing="false" fo:line-height="200%"/>
      <style:text-properties officeooo:paragraph-rsid="0210f450"/>
    </style:style>
    <style:style style:name="P22" style:family="paragraph" style:parent-style-name="Standard" style:list-style-name="L4">
      <style:paragraph-properties fo:margin-top="0in" fo:margin-bottom="0in" style:contextual-spacing="false" fo:line-height="200%"/>
      <style:text-properties officeooo:paragraph-rsid="02115679"/>
    </style:style>
    <style:style style:name="P23" style:family="paragraph" style:parent-style-name="Standard" style:list-style-name="L5">
      <style:paragraph-properties fo:margin-top="0in" fo:margin-bottom="0in" style:contextual-spacing="false" fo:line-height="200%"/>
      <style:text-properties officeooo:paragraph-rsid="02149192"/>
    </style:style>
    <style:style style:name="P24" style:family="paragraph" style:parent-style-name="Standard" style:list-style-name="L6">
      <style:paragraph-properties fo:margin-top="0in" fo:margin-bottom="0in" style:contextual-spacing="false" fo:line-height="200%"/>
      <style:text-properties officeooo:paragraph-rsid="02149192"/>
    </style:style>
    <style:style style:name="P25" style:family="paragraph" style:parent-style-name="Standard" style:list-style-name="L6">
      <style:paragraph-properties fo:margin-top="0in" fo:margin-bottom="0in" style:contextual-spacing="false" fo:line-height="200%"/>
      <style:text-properties officeooo:paragraph-rsid="0216c1cc"/>
    </style:style>
    <style:style style:name="P26" style:family="paragraph" style:parent-style-name="Standard" style:list-style-name="L6">
      <style:paragraph-properties fo:margin-top="0in" fo:margin-bottom="0in" style:contextual-spacing="false" fo:line-height="200%"/>
      <style:text-properties officeooo:paragraph-rsid="0216f25c"/>
    </style:style>
    <style:style style:name="P27" style:family="paragraph" style:parent-style-name="Standard" style:list-style-name="L1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203a19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137fce7" officeooo:paragraph-rsid="021f4f2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normal" officeooo:rsid="02092703" officeooo:paragraph-rsid="0137fce7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200%"/>
      <style:text-properties style:font-name="arial" fo:font-size="11pt" style:text-underline-style="none" fo:font-weight="bold" officeooo:rsid="0137fce7" officeooo:paragraph-rsid="0137fce7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font-name="arial" fo:font-size="14pt" style:text-underline-style="none" fo:font-weight="bold" officeooo:rsid="021e4fcc" officeooo:paragraph-rsid="021e4fcc" style:font-size-asian="14pt" style:font-weight-asian="bold" style:font-size-complex="14pt" style:font-weight-complex="bold"/>
    </style:style>
    <style:style style:name="T1" style:family="text">
      <style:text-properties officeooo:rsid="006401aa"/>
    </style:style>
    <style:style style:name="T2" style:family="text">
      <style:text-properties officeooo:rsid="009369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215fbf" style:font-weight-asian="bold" style:font-weight-complex="bold"/>
    </style:style>
    <style:style style:name="T5" style:family="text">
      <style:text-properties fo:font-weight="bold" officeooo:rsid="0219e931" style:font-weight-asian="bold" style:font-weight-complex="bold"/>
    </style:style>
    <style:style style:name="T6" style:family="text">
      <style:text-properties fo:font-weight="bold" officeooo:rsid="021f4f20" style:font-weight-asian="bold" style:font-weight-complex="bold"/>
    </style:style>
    <style:style style:name="T7" style:family="text">
      <style:text-properties fo:font-weight="bold" officeooo:rsid="02283c69" style:font-weight-asian="bold" style:font-weight-complex="bold"/>
    </style:style>
    <style:style style:name="T8" style:family="text">
      <style:text-properties style:font-name="arial" fo:font-size="11pt" style:text-underline-style="none" fo:font-weight="normal" officeooo:rsid="0137fce7" style:font-size-asian="11pt" style:font-weight-asian="normal" style:font-size-complex="11pt" style:font-weight-complex="normal"/>
    </style:style>
    <style:style style:name="T9" style:family="text">
      <style:text-properties style:font-name="arial" fo:font-size="11pt" style:text-underline-style="none" fo:font-weight="normal" officeooo:rsid="02092703" style:font-size-asian="11pt" style:font-weight-asian="normal" style:font-size-complex="11pt" style:font-weight-complex="normal"/>
    </style:style>
    <style:style style:name="T10" style:family="text">
      <style:text-properties style:font-name="arial" fo:font-size="11pt" style:text-underline-style="none" fo:font-weight="normal" officeooo:rsid="020bb001" style:font-size-asian="11pt" style:font-weight-asian="normal" style:font-size-complex="11pt" style:font-weight-complex="normal"/>
    </style:style>
    <style:style style:name="T11" style:family="text">
      <style:text-properties style:font-name="arial" fo:font-size="11pt" style:text-underline-style="none" fo:font-weight="normal" officeooo:rsid="020d60cb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text-underline-style="none" fo:font-weight="normal" officeooo:rsid="0210f450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text-underline-style="none" fo:font-weight="normal" officeooo:rsid="02115679" style:font-size-asian="11pt" style:font-weight-asian="normal" style:font-size-complex="11pt" style:font-weight-complex="normal"/>
    </style:style>
    <style:style style:name="T14" style:family="text">
      <style:text-properties style:font-name="arial" fo:font-size="11pt" style:text-underline-style="none" fo:font-weight="normal" officeooo:rsid="021318ca" style:font-size-asian="11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2149192" style:font-size-asian="11pt" style:font-weight-asian="normal" style:font-size-complex="11pt" style:font-weight-complex="normal"/>
    </style:style>
    <style:style style:name="T16" style:family="text">
      <style:text-properties style:font-name="arial" fo:font-size="11pt" style:text-underline-style="none" fo:font-weight="normal" officeooo:rsid="0215ac44" style:font-size-asian="11pt" style:font-weight-asian="normal" style:font-size-complex="11pt" style:font-weight-complex="normal"/>
    </style:style>
    <style:style style:name="T17" style:family="text">
      <style:text-properties style:font-name="arial" fo:font-size="11pt" style:text-underline-style="none" fo:font-weight="normal" officeooo:rsid="0216c1cc" style:font-size-asian="11pt" style:font-weight-asian="normal" style:font-size-complex="11pt" style:font-weight-complex="normal"/>
    </style:style>
    <style:style style:name="T18" style:family="text">
      <style:text-properties style:font-name="arial" fo:font-size="11pt" style:text-underline-style="none" fo:font-weight="normal" officeooo:rsid="0216f25c" style:font-size-asian="11pt" style:font-weight-asian="normal" style:font-size-complex="11pt" style:font-weight-complex="normal"/>
    </style:style>
    <style:style style:name="T19" style:family="text">
      <style:text-properties style:font-name="arial" fo:font-size="11pt" style:text-underline-style="none" fo:font-weight="normal" officeooo:rsid="0218969b" style:font-size-asian="11pt" style:font-weight-asian="normal" style:font-size-complex="11pt" style:font-weight-complex="normal"/>
    </style:style>
    <style:style style:name="T20" style:family="text">
      <style:text-properties style:font-name="arial" fo:font-size="11pt" style:text-underline-style="none" fo:font-weight="bold" officeooo:rsid="0137fce7" style:font-size-asian="11pt" style:font-weight-asian="bold" style:font-size-complex="11pt" style:font-weight-complex="bold"/>
    </style:style>
    <style:style style:name="T21" style:family="text">
      <style:text-properties style:font-name="arial" fo:font-size="11pt" style:text-underline-style="none" fo:font-weight="bold" officeooo:rsid="020b79f6" style:font-size-asian="11pt" style:font-weight-asian="bold" style:font-size-complex="11pt" style:font-weight-complex="bold"/>
    </style:style>
    <style:style style:name="T22" style:family="text">
      <style:text-properties style:font-name="arial" fo:font-size="11pt" style:text-underline-style="none" fo:font-weight="bold" officeooo:rsid="020bb001" style:font-size-asian="11pt" style:font-weight-asian="bold" style:font-size-complex="11pt" style:font-weight-complex="bold"/>
    </style:style>
    <style:style style:name="T23" style:family="text">
      <style:text-properties style:font-name="arial" fo:font-size="11pt" style:text-underline-style="none" fo:font-weight="bold" officeooo:rsid="021318ca" style:font-size-asian="11pt" style:font-weight-asian="bold" style:font-size-complex="11pt" style:font-weight-complex="bold"/>
    </style:style>
    <style:style style:name="T24" style:family="text">
      <style:text-properties style:font-name="arial" fo:font-size="11pt" style:text-underline-style="none" fo:font-weight="bold" officeooo:rsid="02149192" style:font-size-asian="11pt" style:font-weight-asian="bold" style:font-size-complex="11pt" style:font-weight-complex="bold"/>
    </style:style>
    <style:style style:name="T25" style:family="text">
      <style:text-properties style:font-name="arial" fo:font-size="11pt" style:text-underline-style="none" fo:font-weight="bold" officeooo:rsid="0216c1cc" style:font-size-asian="11pt" style:font-weight-asian="bold" style:font-size-complex="11pt" style:font-weight-complex="bold"/>
    </style:style>
    <style:style style:name="T26" style:family="text">
      <style:text-properties officeooo:rsid="01211788"/>
    </style:style>
    <style:style style:name="T27" style:family="text">
      <style:text-properties officeooo:rsid="01fc5b77"/>
    </style:style>
    <style:style style:name="T28" style:family="text">
      <style:text-properties officeooo:rsid="01fcbea2"/>
    </style:style>
    <style:style style:name="T29" style:family="text">
      <style:text-properties officeooo:rsid="02010ae6"/>
    </style:style>
    <style:style style:name="T30" style:family="text">
      <style:text-properties officeooo:rsid="02027210"/>
    </style:style>
    <style:style style:name="T31" style:family="text">
      <style:text-properties officeooo:rsid="021f4f20"/>
    </style:style>
    <style:style style:name="T32" style:family="text">
      <style:text-properties officeooo:rsid="0228007f"/>
    </style:style>
    <style:style style:name="T33" style:family="text">
      <style:text-properties officeooo:rsid="02283c69"/>
    </style:style>
    <style:style style:name="T34" style:family="text">
      <style:text-properties officeooo:rsid="0228d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2<text:span text:style-name="T26">5</text:span>GIIN – <text:span text:style-name="T26">Diseño y Desarrollo de Sistemas de Información</text:span></text:p>
      <text:p text:style-name="P15">Actividad <text:span text:style-name="T28">3</text:span> - Portafolio</text:p>
      <text:p text:style-name="P5">Gagliardo Miguel Angel – <text:span text:style-name="T4">Grupo 6</text:span></text:p>
      <text:p text:style-name="P5"><text:span text:style-name="T26">3</text:span><text:span text:style-name="T29">1</text:span><text:span text:style-name="T2"> de Noviembre</text:span> de 202<text:span text:style-name="T27">4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4"><text:soft-page-break/>Analisis Normalizacion del modelo en Tercera Forma Normal (3FN)</text:p>
      <text:p text:style-name="P9"><text:span text:style-name="T30">Primero, y en base al trabajo entregado en la UC2, he decidido </text:span>si el modelo de datos <text:span text:style-name="T30">proporcionado cumplia con los requisitos de la </text:span>tercera forma normal (3FN). Para esto, <text:span text:style-name="T30">he revisado </text:span>cada forma normal (1FN, 2FN y 3FN) de manera general, aplicándola al diagrama <text:span text:style-name="T30">antes mencionado en la UC2.</text:span></text:p>
      <text:p text:style-name="P9">1. <text:span text:style-name="T3">Primera Forma Normal (1FN)</text:span></text:p>
      <text:p text:style-name="P9">Una tabla está en <text:span text:style-name="T3">1FN </text:span>si:</text:p>
      <text:list xml:id="list433892670" text:style-name="L1">
        <text:list-item>
          <text:p text:style-name="P27">Cada columna contiene valores atómicos (sin listas o conjuntos).</text:p>
        </text:list-item>
        <text:list-item>
          <text:p text:style-name="P27">No hay columnas repetidas o grupos de datos multivaluados.</text:p>
        </text:list-item>
      </text:list>
      <text:p text:style-name="P13">Revisión:</text:p>
      <text:p text:style-name="P10">En general, todas las tablas del modelo parecen tener atributos atómicos. Por ejemplo:</text:p>
      <text:list xml:id="list169658994" text:style-name="L2">
        <text:list-item>
          <text:p text:style-name="P17"><text:span text:style-name="T8">Las tablas como </text:span><text:span text:style-name="T20">especie_animal,</text:span><text:span text:style-name="T8"> </text:span><text:span text:style-name="T20">especie_vegetal</text:span><text:span text:style-name="T8">, </text:span><text:span text:style-name="T20">especie_mineral</text:span><text:span text:style-name="T8"> tienen columnas con valores atómicos (sin listas o estructuras multivaluadas).</text:span></text:p>
        </text:list-item>
        <text:list-item>
          <text:p text:style-name="P17"><text:span text:style-name="T8">Las columnas de tipo </text:span><text:span text:style-name="T20">enum</text:span><text:span text:style-name="T8"> son atómicas, ya que los valores de los </text:span><text:span text:style-name="T20">enum</text:span><text:span text:style-name="T8"> se almacenan internamente como números enteros, lo que garantiza la </text:span><text:span text:style-name="T20">atomicidad</text:span><text:span text:style-name="T8">.</text:span></text:p>
        </text:list-item>
      </text:list>
      <text:p text:style-name="P9"/>
      <text:p text:style-name="P9"><text:span text:style-name="T3">Conclusión</text:span>: El modelo está en <text:span text:style-name="T3">1FN.</text:span></text:p>
      <text:p text:style-name="P13"/>
      <text:p text:style-name="P9"/>
      <text:p text:style-name="P9"/>
      <text:p text:style-name="P9"/>
      <text:p text:style-name="P9"/>
      <text:p text:style-name="P13"><text:soft-page-break/>2. Segunda Forma Normal (2FN)</text:p>
      <text:p text:style-name="P9">Una tabla está en <text:span text:style-name="T3">2FN </text:span>si:</text:p>
      <text:list xml:id="list1440664185" text:style-name="L3">
        <text:list-item>
          <text:p text:style-name="P18"><text:span text:style-name="T8">Está en </text:span><text:span text:style-name="T20">1FN</text:span><text:span text:style-name="T8">.</text:span></text:p>
        </text:list-item>
        <text:list-item>
          <text:p text:style-name="P18"><text:span text:style-name="T8">Todos los atributos </text:span><text:span text:style-name="T20">no clave </text:span><text:span text:style-name="T8">dependen completamente de la </text:span><text:span text:style-name="T9">PK </text:span><text:span text:style-name="T8">(es decir, no hay dependencias parciales, donde un atributo depende solo de una parte de una clave compuesta).</text:span></text:p>
        </text:list-item>
      </text:list>
      <text:p text:style-name="P9"><text:span text:style-name="T3">Revisión:</text:span> </text:p>
      <text:p text:style-name="P29">Analizando cada tabla clave y sus dependencias:</text:p>
      <text:list xml:id="list1173273510" text:style-name="L4">
        <text:list-item>
          <text:p text:style-name="P19"><text:span text:style-name="T20">personal</text:span><text:span text:style-name="T8">: La clave primaria es </text:span><text:span text:style-name="T20">dni</text:span><text:span text:style-name="T8">. Todos los atributos dependen completamente de </text:span><text:span text:style-name="T20">dni</text:span><text:span text:style-name="T8">, no hay dependencia parcial.</text:span></text:p>
        </text:list-item>
        <text:list-item>
          <text:p text:style-name="P20"><text:span text:style-name="T21">p</text:span><text:span text:style-name="T20">royecto:</text:span><text:span text:style-name="T8"> La clave primaria es </text:span><text:span text:style-name="T20">id_proyecto</text:span><text:span text:style-name="T8">, y </text:span><text:span text:style-name="T10">las relaciones </text:span><text:span text:style-name="T8">con </text:span><text:span text:style-name="T20">id_investigador</text:span><text:span text:style-name="T8"> </text:span><text:span text:style-name="T10">e </text:span><text:span text:style-name="T22">id_especie </text:span><text:span text:style-name="T10">(FKs)</text:span><text:span text:style-name="T22"> </text:span><text:span text:style-name="T10">son correctas </text:span><text:span text:style-name="T11">dado que no hay </text:span><text:span text:style-name="T8">dependencia parcial.</text:span></text:p>
        </text:list-item>
        <text:list-item>
          <text:p text:style-name="P21"><text:span text:style-name="T20">alimentacion</text:span><text:span text:style-name="T8">: Las </text:span><text:span text:style-name="T12">FKs </text:span><text:span text:style-name="T20">depredador</text:span><text:span text:style-name="T8"> y </text:span><text:span text:style-name="T20">presa</text:span><text:span text:style-name="T8"> son primarias.</text:span></text:p>
        </text:list-item>
        <text:list-item>
          <text:p text:style-name="P22"><text:span text:style-name="T20">especie</text:span><text:span text:style-name="T8">: Todos los atributos de la entidad </text:span><text:span text:style-name="T20">especie </text:span><text:span text:style-name="T8">(como </text:span><text:span text:style-name="T20">nombre_cientifico</text:span><text:span text:style-name="T8">, </text:span><text:span text:style-name="T20">nombre_vulgar</text:span><text:span text:style-name="T8">, y </text:span><text:span text:style-name="T20">numero_individuos</text:span><text:span text:style-name="T8">) dependen completamente de </text:span><text:span text:style-name="T20">id_especie</text:span><text:span text:style-name="T8"> (</text:span><text:span text:style-name="T13">PK</text:span><text:span text:style-name="T8">), sin dependencias parciales.</text:span></text:p>
        </text:list-item>
        <text:list-item>
          <text:p text:style-name="P22"><text:span text:style-name="T23">e</text:span><text:span text:style-name="T20">ncuesta:</text:span><text:span text:style-name="T8"> La tabla </text:span><text:span text:style-name="T14">ha sido modificada a partir de la UC2 para tener una PK </text:span><text:span text:style-name="T23">id_encuesta </text:span><text:span text:style-name="T14">y ahora </text:span><text:span text:style-name="T8">tiene </text:span><text:span text:style-name="T23">tres </text:span><text:span text:style-name="T8">claves foráneas: </text:span><text:span text:style-name="T20">id_excursion </text:span><text:span text:style-name="T23">(nullable), id_albergue y dni_vis</text:span><text:span text:style-name="T8">. </text:span><text:span text:style-name="T14">Todas independientes de la clave primaria, no hay dependencias parciales</text:span><text:span text:style-name="T8">.</text:span></text:p>
        </text:list-item>
      </text:list>
      <text:p text:style-name="P9"/>
      <text:p text:style-name="P9"><text:span text:style-name="T3">Conclusión</text:span>: El modelo está en <text:span text:style-name="T3">2FN</text:span>, ya que todas las tablas cumplen con la condición de no tener dependencias parciales.</text:p>
      <text:p text:style-name="P9"><text:soft-page-break/></text:p>
      <text:p text:style-name="P13">3. Tercera Forma Normal (3FN)</text:p>
      <text:p text:style-name="P9">Una tabla está en <text:span text:style-name="T3">3FN</text:span> si:</text:p>
      <text:list xml:id="list999731437" text:style-name="L5">
        <text:list-item>
          <text:p text:style-name="P23"><text:span text:style-name="T8">Está en </text:span><text:span text:style-name="T24">2FN</text:span></text:p>
        </text:list-item>
        <text:list-item>
          <text:p text:style-name="P23"><text:span text:style-name="T24">N</text:span><text:span text:style-name="T8">o hay dependencias transitivas, es decir, un atributo no clave no depende de otro atributo no clave.</text:span></text:p>
        </text:list-item>
      </text:list>
      <text:p text:style-name="P13">Revisión:</text:p>
      <text:p text:style-name="P11">Analizando las tablas:</text:p>
      <text:list xml:id="list951544556" text:style-name="L6">
        <text:list-item>
          <text:p text:style-name="P24"><text:span text:style-name="T20">personal</text:span><text:span text:style-name="T8">: Todos los atributos dependen de la </text:span><text:span text:style-name="T15">PK </text:span><text:span text:style-name="T24">dni</text:span><text:span text:style-name="T8">. No hay atributos que dependan transitivamente de otros atributos no clave.</text:span></text:p>
        </text:list-item>
        <text:list-item>
          <text:p text:style-name="P24"><text:span text:style-name="T20">especi</text:span><text:span text:style-name="T24">e</text:span><text:span text:style-name="T8">: No hay atributos en </text:span><text:span text:style-name="T24">especie </text:span><text:span text:style-name="T8">que dependan de otros atributos que no sean la clave primaria </text:span><text:span text:style-name="T24">id_especie</text:span><text:span text:style-name="T8">.</text:span></text:p>
        </text:list-item>
        <text:list-item>
          <text:p text:style-name="P25"><text:span text:style-name="T20">proyecto</text:span><text:span text:style-name="T8">: </text:span><text:span text:style-name="T16">N</text:span><text:span text:style-name="T8">o hay dependencias transitivas en este caso.</text:span></text:p>
        </text:list-item>
        <text:list-item>
          <text:p text:style-name="P26"><text:span text:style-name="T25">a</text:span><text:span text:style-name="T20">limentacion</text:span><text:span text:style-name="T8">: No hay dependencias transitivas. La relación entre </text:span><text:span text:style-name="T20">depredador</text:span><text:span text:style-name="T8"> y </text:span><text:span text:style-name="T25">presa </text:span><text:span text:style-name="T8">` ya está modelada mediante </text:span><text:span text:style-name="T17">FKs</text:span><text:span text:style-name="T8">.</text:span></text:p>
        </text:list-item>
        <text:list-item>
          <text:p text:style-name="P26"><text:span text:style-name="T20">Encuesta:</text:span><text:span text:style-name="T8"> </text:span><text:span text:style-name="T18">N</text:span><text:span text:style-name="T8">o hay atributos que dependan de otros atributos que no sean </text:span><text:span text:style-name="T18">P</text:span><text:span text:style-name="T19">K</text:span><text:span text:style-name="T18">s/FKs.</text:span></text:p>
        </text:list-item>
      </text:list>
      <text:p text:style-name="P9"/>
      <text:p text:style-name="P9"><text:span text:style-name="T3">Conclusión</text:span>: El modelo está en <text:span text:style-name="T5">3FN</text:span>. No hay dependencias transitivas en ninguna de las tablas.</text:p>
      <text:p text:style-name="P9"/>
      <text:p text:style-name="P9"/>
      <text:p text:style-name="P9"/>
      <text:p text:style-name="P31"><text:soft-page-break/>Implementacion en SQL</text:p>
      <text:p text:style-name="P12"><text:span text:style-name="T6">Nota: </text:span><text:span text:style-name="T31">Para este punto se ha incluido </text:span><text:span text:style-name="T32">1 </text:span><text:span text:style-name="T31">archivo:</text:span></text:p>
      <text:p text:style-name="P12"><text:span text:style-name="T6">data.sql: </text:span><text:span text:style-name="T31">Incluye la creacion de la base y las respectivas tablas, junto con la carga de datos correspondiente</text:span></text:p>
      <text:p text:style-name="P12"><text:span text:style-name="T33">A continuacion </text:span><text:s/><text:span text:style-name="T31">los modelos de consultas con comentarios sobre las mismas, que de igual manera son explicadas </text:span><text:span text:style-name="T33">en el </text:span><text:a xlink:type="simple" xlink:href="https://gist.github.com/mgagliardo/472c184c7f61663c3df75dd8b7c78d15" text:style-name="Internet_20_link" text:visited-style-name="Visited_20_Internet_20_Link"><text:span text:style-name="T33">siguiente gist de github</text:span></text:a><text:span text:style-name="T33">. El formato se verá “extraño” dado que es extraido de un archivo en markdown, </text:span><text:span text:style-name="T34">pero es bastante explicito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M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draw:frame draw:style-name="Mfr1" draw:name="Image2" text:anchor-type="char" svg:x="5.0929in" svg:y="-0.4898in" svg:width="1.7398in" svg:height="0.7398in" draw:z-index="3"><draw:image xlink:href="Pictures/10000000000000A7000000474348E54A47A67B37.png" xlink:type="simple" xlink:show="embed" xlink:actuate="onLoad" draw:mime-type="image/png"/></draw:frame></text:p>
      </style:header>
      <style:header-first>
        <text:p text:style-name="MP2"/>
        <text:p text:style-name="MP2"/>
        <text:p text:style-name="MP3"><draw:frame draw:style-name="Mfr1" draw:name="Image3" text:anchor-type="char" svg:x="5.0929in" svg:y="-0.4898in" svg:width="1.7398in" svg:height="0.7398in" draw:z-index="4"><draw:image xlink:href="Pictures/10000000000000A7000000474348E54A47A67B37.png" xlink:type="simple" xlink:show="embed" xlink:actuate="onLoad" draw:mime-type="image/png"/></draw:frame></text:p>
      </style:header-first>
      <style:footer>
        <text:p text:style-name="MP4"><text:tab/><text:page-number text:select-page="current">4</text:page-number> <text:span text:style-name="MT1">de </text:span><text:span text:style-name="MT1"><text:page-count>5</text:page-count></text:span><text:span text:style-name="MT1"><text:tab/></text:span></text:p>
      </style:footer>
      <style:footer-first>
        <text:p text:style-name="MP4"><text:tab/><text:page-number text:select-page="current">1</text:page-number> <text:span text:style-name="MT1">de </text:span><text:span text:style-name="MT1"><text:page-count>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12-02T00:19:52.697851436</dc:date>
    <meta:editing-duration>PT12H33M46S</meta:editing-duration>
    <meta:editing-cycles>480</meta:editing-cycles>
    <meta:generator>LibreOffice/7.3.7.2$Linux_X86_64 LibreOffice_project/30$Build-2</meta:generator>
    <meta:document-statistic meta:table-count="0" meta:image-count="2" meta:object-count="0" meta:page-count="5" meta:paragraph-count="45" meta:word-count="567" meta:character-count="3474" meta:non-whitespace-character-count="2963"/>
  </office:meta>
</office:document-meta>
</file>